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017cm" fo:min-width="2.563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5eb91e" draw:textarea-horizontal-align="justify" draw:textarea-vertical-align="middle" draw:auto-grow-height="false" fo:min-height="1.017cm" fo:min-width="2.563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ec9ba4" draw:textarea-horizontal-align="justify" draw:textarea-vertical-align="middle" draw:auto-grow-height="false" fo:min-height="1.017cm" fo:min-width="2.563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textarea-horizontal-align="center" draw:textarea-vertical-align="top" draw:auto-grow-height="false" fo:min-height="1.676cm" fo:min-width="6.189cm" fo:padding-top="0.165cm" fo:padding-bottom="0.165cm" fo:padding-left="0.29cm" fo:padding-right="0.29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="Arrowheads_20_2" draw:marker-start-width="0.421cm" draw:marker-end="Arrowheads_20_3" draw:marker-end-width="0.421cm" draw:fill="none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="Arrowheads_20_2" draw:marker-start-width="0.421cm" draw:marker-end="Arrowheads_20_3" draw:marker-end-width="0.421cm" draw:fill="none" draw:textarea-vertical-align="top" fo:padding-top="0.165cm" fo:padding-bottom="0.165cm" fo:padding-left="0.29cm" fo:padding-right="0.2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92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5eb91e"/>
      <style:paragraph-properties fo:text-align="center" style:writing-mode="lr-tb"/>
    </style:style>
    <style:style style:name="P3" style:family="paragraph">
      <loext:graphic-properties draw:fill-color="#ec9ba4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1.905cm" svg:x="5.445cm" svg:y="6.397cm">
          <text:p text:style-name="P1">Real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4.445cm" svg:height="1.905cm" svg:x="15.922cm" svg:y="6.08cm">
          <text:p text:style-name="P1">Realm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445cm" svg:height="1.905cm" svg:x="9.255cm" svg:y="12.43cm">
          <text:p text:style-name="P1">Realm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6.985cm" svg:height="2.222cm" svg:x="11.16cm" svg:y="9.255cm">
          <text:p text:style-name="P1">Hub</text:p>
          <text:p text:style-name="P1">(Federal Reserv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curve" svg:x1="7.668cm" svg:y1="8.302cm" svg:x2="11.16cm" svg:y2="10.366cm" draw:start-shape="id1" draw:start-glue-point="8" draw:end-shape="id2" draw:end-glue-point="3" svg:d="M7668 8302c0 1376 1164 2064 3492 2064" svg:viewBox="0 0 3493 2065">
          <text:p text:style-name="P4"><text:s text:c="3"/>Transactions</text:p>
          <text:p text:style-name="P4"/>
        </draw:connector>
        <draw:connector draw:style-name="gr6" draw:text-style-name="P7" draw:layer="layout" draw:type="curve" svg:x1="18.145cm" svg:y1="7.985cm" svg:x2="14.652cm" svg:y2="9.255cm" draw:start-shape="id3" draw:start-glue-point="8" draw:end-shape="id2" draw:end-glue-point="0" svg:d="M18145 7985c0 952-3493 318-3493 1270" svg:viewBox="0 0 3494 1271">
          <text:p text:style-name="P6"><text:span text:style-name="T1"><text:s text:c="3"/></text:span></text:p>
          <text:p text:style-name="P6"><text:span text:style-name="T1"><text:s text:c="12"/></text:span></text:p>
          <text:p text:style-name="P4"/>
        </draw:connector>
        <draw:connector draw:style-name="gr5" draw:text-style-name="P5" draw:layer="layout" draw:type="curve" svg:x1="11.478cm" svg:y1="12.43cm" svg:x2="14.652cm" svg:y2="11.477cm" draw:start-shape="id4" draw:start-glue-point="4" draw:end-shape="id2" draw:end-glue-point="2" svg:d="M11478 12430c0-714 3174-238 3174-953" svg:viewBox="0 0 3175 954">
          <text:p text:style-name="P4"><text:s text:c="9"/></text:p>
          <text:p text:style-name="P4"><text:s text:c="8"/></text:p>
          <text:p text:style-name="P4"/>
        </draw:connector>
        <draw:frame draw:style-name="gr7" draw:text-style-name="P8" draw:layer="layout" svg:width="10.429cm" svg:height="1.077cm" svg:x="7.398cm" svg:y="4.81cm">
          <draw:text-box>
            <text:p>Centralized Exchange System</text:p>
          </draw:text-box>
        </draw:frame>
        <draw:frame draw:style-name="gr8" draw:text-style-name="P8" draw:layer="layout" svg:width="1.531cm" svg:height="1.077cm" svg:x="7.985cm" svg:y="10.207cm">
          <draw:text-box>
            <text:p>1.0</text:p>
          </draw:text-box>
        </draw:frame>
        <draw:frame draw:style-name="gr8" draw:text-style-name="P8" draw:layer="layout" svg:width="1.531cm" svg:height="1.077cm" svg:x="14.652cm" svg:y="7.667cm">
          <draw:text-box>
            <text:p>1.0</text:p>
          </draw:text-box>
        </draw:frame>
        <draw:frame draw:style-name="gr8" draw:text-style-name="P8" draw:layer="layout" svg:width="1.531cm" svg:height="1.077cm" svg:x="13.7cm" svg:y="12.112cm">
          <draw:text-box>
            <text:p>1.0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20:51:10.505186640</meta:creation-date>
    <dc:date>2024-05-23T09:26:52.843779109</dc:date>
    <meta:editing-duration>PT16M50S</meta:editing-duration>
    <meta:editing-cycles>5</meta:editing-cycles>
    <meta:generator>LibreOffice/7.6.6.3$Linux_X86_64 LibreOffice_project/60$Build-3</meta:generator>
    <meta:document-statistic meta:object-count="11"/>
  </office:meta>
</office:document-meta>
</file>